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</text:p>
      <text:p text:style-name="P1"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><text:soft-page-break/></text:p>
      <text:p text:style-name="P1"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1">URL: https://dockerlabs.collabnix.com/docker/cheatsheet/</text:p>
      <text:p text:style-name="P1"/>
      <text:p text:style-name="P1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oft-page-break/><text:s text:c="6"/>- 5601:5601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1">############## Docker-Machine ####################</text:p>
      <text:p text:style-name="P1"/>
      <text:p text:style-name="P1">#URL for docker-machine</text:p>
      <text:p text:style-name="P1">https://docker-docs.netlify.app/machine/install-machine/</text:p>
      <text:p text:style-name="P1"/>
      <text:p text:style-name="P1">#Check Version</text:p>
      <text:p text:style-name="P1">docker-machine version</text:p>
      <text:p text:style-name="P1"/>
      <text:p text:style-name="P1">#List docker machines</text:p>
      <text:p text:style-name="P1">docker-machine ls</text:p>
      <text:p text:style-name="P1"/>
      <text:p text:style-name="P1">#Create docker machines</text:p>
      <text:p text:style-name="P1">docker-machine create --driver virtualbox machine1</text:p>
      <text:p text:style-name="P1"/>
      <text:p text:style-name="P1">#You need to tell Docker to talk to the new machine. You can do this with the docker-machine env command.</text:p>
      <text:p text:style-name="P1">docker-machine env machine1</text:p>
      <text:p text:style-name="P1"/>
      <text:p text:style-name="P1">#Connect your shell to the new machine.</text:p>
      <text:p text:style-name="P1">eval "$(docker-machine env machine1)"</text:p>
      <text:p text:style-name="P1"/>
      <text:p text:style-name="P1">#Start a Docker machine</text:p>
      <text:p text:style-name="P1">docker-machine start machine1</text:p>
      <text:p text:style-name="P1"/>
      <text:p text:style-name="P1"><text:soft-page-break/>#Stop a Docker machine</text:p>
      <text:p text:style-name="P1">docker-machine stop machine1</text:p>
      <text:p text:style-name="P1"/>
      <text:p text:style-name="P1">#Restart a Docker machine</text:p>
      <text:p text:style-name="P1">docker-machine restart machine1</text:p>
      <text:p text:style-name="P1"/>
      <text:p text:style-name="P1">#Configuration for a Docker machine</text:p>
      <text:p text:style-name="P1">docker-machine config machine1</text:p>
      <text:p text:style-name="P1"/>
      <text:p text:style-name="P1">#Inspect a Docker machine</text:p>
      <text:p text:style-name="P1">docker-machine inspect machine1</text:p>
      <text:p text:style-name="P1"/>
      <text:p text:style-name="P1">#Get ip of a Docker machine</text:p>
      <text:p text:style-name="P1">docker-machine ip machine1</text:p>
      <text:p text:style-name="P1"/>
      <text:p text:style-name="P1">#Kill a Docker machine</text:p>
      <text:p text:style-name="P1">docker-machine kill machine1</text:p>
      <text:p text:style-name="P1"/>
      <text:p text:style-name="P1">#regenerated certificates for a Docker machine</text:p>
      <text:p text:style-name="P1">docker-machine regenerate-certs machine1</text:p>
      <text:p text:style-name="P1"/>
      <text:p text:style-name="P1">#ssh a Docker machine</text:p>
      <text:p text:style-name="P1">docker-machine ssh machine1</text:p>
      <text:p text:style-name="P1"/>
      <text:p text:style-name="P1">#Status a Docker machine</text:p>
      <text:p text:style-name="P1">docker-machine status machine1</text:p>
      <text:p text:style-name="P1"/>
      <text:p text:style-name="P1">#upgrade a Docker machine</text:p>
      <text:p text:style-name="P1">docker-machine upgrade machine1</text:p>
      <text:p text:style-name="P1"/>
      <text:p text:style-name="P1">#Stop a Docker machine</text:p>
      <text:p text:style-name="P1">docker-machine url machine1</text:p>
      <text:p text:style-name="P1"/>
      <text:p text:style-name="P3">##### Docker Swarm #####Docker always recommends to promote manager as 1,3,5,7.. <text:s/>(as odd no)</text:p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><text:soft-page-break/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</text:p>
      <text:p text:style-name="P1">docker node update --availability=pause worker2</text:p>
      <text:p text:style-name="P1"/>
      <text:p text:style-name="P1">#To unpause any running worker node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docker stack deploy --compose-file docker-compose.yml Demo</text:p>
      <text:p text:style-name="P1"/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6cm" fo:margin-bottom="0.801cm" fo:margin-left="2cm" fo:margin-right="0.1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04T09:16:52.837631193</meta:creation-date>
    <dc:date>2022-11-30T17:29:47.501877288</dc:date>
    <meta:editing-duration>PT5H48M24S</meta:editing-duration>
    <meta:editing-cycles>40</meta:editing-cycles>
    <meta:generator>LibreOffice/7.3.4.2$Linux_X86_64 LibreOffice_project/728fec16bd5f605073805c3c9e7c4212a0120dc5</meta:generator>
    <meta:document-statistic meta:table-count="0" meta:image-count="0" meta:object-count="0" meta:page-count="6" meta:paragraph-count="245" meta:word-count="1174" meta:character-count="8478" meta:non-whitespace-character-count="7288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